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8f222" style:font-weight-asian="bold" style:font-weight-complex="bold"/>
    </style:style>
    <style:style style:name="P2" style:family="paragraph" style:parent-style-name="Standard">
      <style:text-properties fo:font-weight="bold" officeooo:paragraph-rsid="002ab907" style:font-weight-asian="bold" style:font-weight-complex="bold"/>
    </style:style>
    <style:style style:name="P3" style:family="paragraph" style:parent-style-name="Standard">
      <style:paragraph-properties>
        <style:tab-stops/>
      </style:paragraph-properties>
      <style:text-properties fo:font-weight="bold" officeooo:paragraph-rsid="002ab907" style:font-weight-asian="bold" style:font-weight-complex="bold"/>
    </style:style>
    <style:style style:name="P4" style:family="paragraph" style:parent-style-name="Standard">
      <style:text-properties style:text-underline-style="none" fo:font-weight="bold" officeooo:paragraph-rsid="0018f222" style:font-weight-asian="bold" style:font-weight-complex="bold"/>
    </style:style>
    <style:style style:name="P5" style:family="paragraph" style:parent-style-name="Standard">
      <style:text-properties fo:color="#c9211e" loext:opacity="100%" style:text-line-through-style="none" style:text-line-through-type="none" style:text-underline-style="none" fo:font-weight="bold" officeooo:rsid="0018f222" officeooo:paragraph-rsid="0018f222" style:font-weight-asian="bold" style:font-weight-complex="bold"/>
    </style:style>
    <style:style style:name="P6" style:family="paragraph" style:parent-style-name="Standard">
      <style:text-properties fo:color="#c9211e" loext:opacity="100%" style:text-line-through-style="none" style:text-line-through-type="none" fo:font-size="10.3000001907349pt" style:text-underline-style="none" fo:font-weight="normal" officeooo:rsid="001c4a01" officeooo:paragraph-rsid="001c4a01" style:font-size-asian="10.3000001907349pt" style:font-weight-asian="normal" style:font-size-complex="10.3000001907349pt" style:font-weight-complex="normal"/>
    </style:style>
    <style:style style:name="P7" style:family="paragraph" style:parent-style-name="Standard">
      <style:text-properties style:text-line-through-style="none" style:text-line-through-type="none" fo:font-size="10.3000001907349pt" style:text-underline-style="none" fo:font-weight="normal" officeooo:rsid="0018f222" officeooo:paragraph-rsid="0018f222" style:font-size-asian="10.3000001907349pt" style:font-weight-asian="normal" style:font-size-complex="10.3000001907349pt" style:font-weight-complex="normal"/>
    </style:style>
    <style:style style:name="P8" style:family="paragraph" style:parent-style-name="Standard">
      <style:text-properties style:text-line-through-style="none" style:text-line-through-type="none" fo:font-size="10.3000001907349pt" style:text-underline-style="none" fo:font-weight="normal" officeooo:rsid="001aeb06" officeooo:paragraph-rsid="001aeb06" style:font-size-asian="10.3000001907349pt" style:font-weight-asian="normal" style:font-size-complex="10.3000001907349pt" style:font-weight-complex="normal"/>
    </style:style>
    <style:style style:name="P9" style:family="paragraph" style:parent-style-name="Standard">
      <style:text-properties style:text-line-through-style="none" style:text-line-through-type="none" fo:font-size="10.3000001907349pt" style:text-underline-style="none" fo:font-weight="normal" officeooo:rsid="001c4a01" officeooo:paragraph-rsid="001c4a01" style:font-size-asian="10.3000001907349pt" style:font-weight-asian="normal" style:font-size-complex="10.3000001907349pt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1c4a01" officeooo:paragraph-rsid="001c4a01" style:font-size-asian="10.3000001907349pt" style:font-weight-asian="normal" style:font-size-complex="10.3000001907349pt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1dc88d" officeooo:paragraph-rsid="001c4a01" style:font-size-asian="10.3000001907349pt" style:font-weight-asian="normal" style:font-size-complex="10.3000001907349pt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1dc88d" officeooo:paragraph-rsid="001dc88d" style:font-size-asian="10.3000001907349pt" style:font-weight-asian="normal" style:font-size-complex="10.3000001907349pt" style:font-weight-complex="normal"/>
    </style:style>
    <style:style style:name="P13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1fbecd" officeooo:paragraph-rsid="001dc88d" style:font-size-asian="10.3000001907349pt" style:font-weight-asian="normal" style:font-size-complex="10.3000001907349pt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1fbecd" officeooo:paragraph-rsid="001fbecd" style:font-size-asian="10.3000001907349pt" style:font-weight-asian="normal" style:font-size-complex="10.3000001907349pt" style:font-weight-complex="normal"/>
    </style:style>
    <style:style style:name="P15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2121fb" officeooo:paragraph-rsid="001fbecd" style:font-size-asian="10.3000001907349pt" style:font-weight-asian="normal" style:font-size-complex="10.3000001907349pt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2225f7" officeooo:paragraph-rsid="002121fb" style:font-size-asian="10.3000001907349pt" style:font-weight-asian="normal" style:font-size-complex="10.3000001907349pt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2225f7" officeooo:paragraph-rsid="002225f7" style:font-size-asian="10.3000001907349pt" style:font-weight-asian="normal" style:font-size-complex="10.3000001907349pt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222a00" officeooo:paragraph-rsid="002225f7" style:font-size-asian="10.3000001907349pt" style:font-weight-asian="normal" style:font-size-complex="10.3000001907349pt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222a00" officeooo:paragraph-rsid="00222a00" style:font-size-asian="10.3000001907349pt" style:font-weight-asian="normal" style:font-size-complex="10.3000001907349pt" style:font-weight-complex="normal"/>
    </style:style>
    <style:style style:name="P20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22b989" officeooo:paragraph-rsid="00222a00" style:font-size-asian="10.3000001907349pt" style:font-weight-asian="normal" style:font-size-complex="10.3000001907349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247f09" officeooo:paragraph-rsid="00247f09" style:font-size-asian="10.3000001907349pt" style:font-weight-asian="normal" style:font-size-complex="10.3000001907349pt" style:font-weight-complex="normal"/>
    </style:style>
    <style:style style:name="P22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248387" officeooo:paragraph-rsid="00248387" style:font-size-asian="10.3000001907349pt" style:font-weight-asian="normal" style:font-size-complex="10.3000001907349pt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fo:font-size="10.3000001907349pt" style:text-underline-style="none" fo:font-weight="normal" officeooo:rsid="002582bb" officeooo:paragraph-rsid="002582bb" style:font-size-asian="10.3000001907349pt" style:font-weight-asian="normal" style:font-size-complex="10.3000001907349pt" style:font-weight-complex="normal"/>
    </style:style>
    <style:style style:name="P24" style:family="paragraph" style:parent-style-name="Standard">
      <style:text-properties fo:font-size="11pt" fo:font-weight="bold" officeooo:paragraph-rsid="002ab907" style:font-size-asian="9.60000038146973pt" style:font-weight-asian="bold" style:font-size-complex="11pt" style:font-weight-complex="bold"/>
    </style:style>
    <style:style style:name="P25" style:family="paragraph" style:parent-style-name="Standard">
      <style:text-properties fo:font-size="10.3000001907349pt" style:text-underline-style="none" fo:font-weight="bold" officeooo:paragraph-rsid="001aeb06" style:font-size-asian="10.3000001907349pt" style:font-weight-asian="bold" style:font-size-complex="10.3000001907349pt" style:font-weight-complex="bold"/>
    </style:style>
    <style:style style:name="P26" style:family="paragraph" style:parent-style-name="Standard">
      <style:text-properties fo:font-size="10.3000001907349pt" style:text-underline-style="none" fo:font-weight="bold" officeooo:paragraph-rsid="001c4a01" style:font-size-asian="10.3000001907349pt" style:font-weight-asian="bold" style:font-size-complex="10.3000001907349pt" style:font-weight-complex="bold"/>
    </style:style>
    <style:style style:name="P27" style:family="paragraph" style:parent-style-name="Standard">
      <style:text-properties fo:font-size="10.3000001907349pt" style:text-underline-style="none" fo:font-weight="bold" officeooo:rsid="001c4a01" officeooo:paragraph-rsid="001c4a01" style:font-size-asian="10.3000001907349pt" style:font-weight-asian="bold" style:font-size-complex="10.3000001907349pt" style:font-weight-complex="bold"/>
    </style:style>
    <style:style style:name="P28" style:family="paragraph" style:parent-style-name="Standard">
      <style:text-properties fo:font-size="10.3000001907349pt" style:text-underline-style="none" fo:font-weight="bold" officeooo:rsid="001dc88d" officeooo:paragraph-rsid="001dc88d" style:font-size-asian="10.3000001907349pt" style:font-weight-asian="bold" style:font-size-complex="10.3000001907349pt" style:font-weight-complex="bold"/>
    </style:style>
    <style:style style:name="P29" style:family="paragraph" style:parent-style-name="Standard">
      <style:text-properties fo:font-size="10.3000001907349pt" style:text-underline-style="none" fo:font-weight="bold" officeooo:rsid="001fbecd" officeooo:paragraph-rsid="001fbecd" style:font-size-asian="10.3000001907349pt" style:font-weight-asian="bold" style:font-size-complex="10.3000001907349pt" style:font-weight-complex="bold"/>
    </style:style>
    <style:style style:name="P30" style:family="paragraph" style:parent-style-name="Standard">
      <style:text-properties fo:font-size="10.3000001907349pt" style:text-underline-style="none" fo:font-weight="bold" officeooo:rsid="002121fb" officeooo:paragraph-rsid="002121fb" style:font-size-asian="10.3000001907349pt" style:font-weight-asian="bold" style:font-size-complex="10.3000001907349pt" style:font-weight-complex="bold"/>
    </style:style>
    <style:style style:name="P31" style:family="paragraph" style:parent-style-name="Standard">
      <style:text-properties fo:font-size="10.3000001907349pt" style:text-underline-style="none" fo:font-weight="bold" officeooo:rsid="002225f7" officeooo:paragraph-rsid="002225f7" style:font-size-asian="10.3000001907349pt" style:font-weight-asian="bold" style:font-size-complex="10.3000001907349pt" style:font-weight-complex="bold"/>
    </style:style>
    <style:style style:name="P32" style:family="paragraph" style:parent-style-name="Standard">
      <style:text-properties fo:font-size="10.3000001907349pt" style:text-underline-style="none" fo:font-weight="bold" officeooo:rsid="00222a00" officeooo:paragraph-rsid="00222a00" style:font-size-asian="10.3000001907349pt" style:font-weight-asian="bold" style:font-size-complex="10.3000001907349pt" style:font-weight-complex="bold"/>
    </style:style>
    <style:style style:name="P33" style:family="paragraph" style:parent-style-name="Standard">
      <style:text-properties fo:font-size="10.3000001907349pt" style:text-underline-style="none" fo:font-weight="bold" officeooo:rsid="0022b989" officeooo:paragraph-rsid="0022b989" style:font-size-asian="10.3000001907349pt" style:font-weight-asian="bold" style:font-size-complex="10.3000001907349pt" style:font-weight-complex="bold"/>
    </style:style>
    <style:style style:name="P34" style:family="paragraph" style:parent-style-name="Standard">
      <style:text-properties fo:font-size="10.3000001907349pt" style:text-underline-style="none" fo:font-weight="bold" officeooo:rsid="00247f09" officeooo:paragraph-rsid="00247f09" style:font-size-asian="10.3000001907349pt" style:font-weight-asian="bold" style:font-size-complex="10.3000001907349pt" style:font-weight-complex="bold"/>
    </style:style>
    <style:style style:name="P35" style:family="paragraph" style:parent-style-name="Standard">
      <style:text-properties fo:font-size="10.3000001907349pt" style:text-underline-style="none" fo:font-weight="bold" officeooo:rsid="00247f09" officeooo:paragraph-rsid="00248387" style:font-size-asian="10.3000001907349pt" style:font-weight-asian="bold" style:font-size-complex="10.3000001907349pt" style:font-weight-complex="bold"/>
    </style:style>
    <style:style style:name="P36" style:family="paragraph" style:parent-style-name="Standard">
      <style:text-properties fo:font-size="10.3000001907349pt" style:text-underline-style="none" fo:font-weight="bold" officeooo:rsid="002582bb" officeooo:paragraph-rsid="002582bb" style:font-size-asian="10.3000001907349pt" style:font-weight-asian="bold" style:font-size-complex="10.3000001907349pt" style:font-weight-complex="bold"/>
    </style:style>
    <style:style style:name="P37" style:family="paragraph" style:parent-style-name="Standard">
      <style:text-properties fo:font-size="10.3000001907349pt" style:text-underline-style="none" fo:font-weight="bold" officeooo:paragraph-rsid="00290346" style:font-size-asian="10.3000001907349pt" style:font-weight-asian="bold" style:font-size-complex="10.3000001907349pt" style:font-weight-complex="bold"/>
    </style:style>
    <style:style style:name="P38" style:family="paragraph" style:parent-style-name="Standard">
      <style:text-properties fo:color="#c9211e" loext:opacity="100%" style:text-underline-style="none" fo:font-weight="normal" officeooo:rsid="0018f222" officeooo:paragraph-rsid="002ab907" style:font-weight-asian="normal" style:font-weight-complex="normal"/>
    </style:style>
    <style:style style:name="T1" style:family="text">
      <style:text-properties style:text-line-through-style="none" style:text-line-through-type="none" officeooo:rsid="0018f222"/>
    </style:style>
    <style:style style:name="T2" style:family="text">
      <style:text-properties style:text-line-through-style="none" style:text-line-through-type="none" fo:font-weight="normal" officeooo:rsid="0018f222" style:font-weight-asian="normal" style:font-weight-complex="normal"/>
    </style:style>
    <style:style style:name="T3" style:family="text">
      <style:text-properties style:text-line-through-style="none" style:text-line-through-type="none" fo:font-weight="normal" officeooo:rsid="001aeb06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28baa0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1c4a01" style:font-weight-asian="normal" style:font-weight-complex="normal"/>
    </style:style>
    <style:style style:name="T6" style:family="text">
      <style:text-properties style:text-line-through-style="none" style:text-line-through-type="none" fo:font-size="10.5pt" officeooo:rsid="0018f222" style:font-size-asian="10.5pt" style:font-size-complex="10.5pt"/>
    </style:style>
    <style:style style:name="T7" style:family="text">
      <style:text-properties style:text-line-through-style="none" style:text-line-through-type="none" fo:font-size="10.3000001907349pt" fo:font-weight="normal" officeooo:rsid="0018f222" style:font-size-asian="10.3000001907349pt" style:font-weight-asian="normal" style:font-size-complex="10.3000001907349pt" style:font-weight-complex="normal"/>
    </style:style>
    <style:style style:name="T8" style:family="text">
      <style:text-properties style:text-line-through-style="none" style:text-line-through-type="none" fo:font-size="10.3000001907349pt" fo:font-weight="normal" officeooo:rsid="001aeb06" style:font-size-asian="10.3000001907349pt" style:font-weight-asian="normal" style:font-size-complex="10.3000001907349pt" style:font-weight-complex="normal"/>
    </style:style>
    <style:style style:name="T9" style:family="text">
      <style:text-properties fo:color="#c9211e" loext:opacity="100%" style:text-underline-style="solid" style:text-underline-width="auto" style:text-underline-color="font-color" officeooo:rsid="0018f222"/>
    </style:style>
    <style:style style:name="T10" style:family="text">
      <style:text-properties fo:color="#c9211e" loext:opacity="100%" officeooo:rsid="0018f222"/>
    </style:style>
    <style:style style:name="T11" style:family="text">
      <style:text-properties fo:color="#c9211e" loext:opacity="100%" style:text-line-through-style="none" style:text-line-through-type="none" style:text-underline-style="solid" style:text-underline-width="auto" style:text-underline-color="font-color" officeooo:rsid="0018f222"/>
    </style:style>
    <style:style style:name="T12" style:family="text">
      <style:text-properties fo:color="#c9211e" loext:opacity="100%" style:text-line-through-style="none" style:text-line-through-type="none" fo:font-weight="normal" officeooo:rsid="001c4a01" style:font-weight-asian="normal" style:font-weight-complex="normal"/>
    </style:style>
    <style:style style:name="T13" style:family="text">
      <style:text-properties fo:color="#c9211e" loext:opacity="100%" style:text-underline-style="none" fo:font-weight="normal" officeooo:rsid="0018f222" style:font-weight-asian="normal" style:font-weight-complex="normal"/>
    </style:style>
    <style:style style:name="T14" style:family="text">
      <style:text-properties fo:color="#c9211e" loext:opacity="100%" style:text-underline-style="none" officeooo:rsid="0018f222"/>
    </style:style>
    <style:style style:name="T15" style:family="text">
      <style:text-properties fo:color="#c9211e" loext:opacity="100%" fo:font-size="11pt" style:text-underline-style="none" officeooo:rsid="0018f222" style:font-size-asian="11pt" style:font-size-complex="11pt"/>
    </style:style>
    <style:style style:name="T16" style:family="text">
      <style:text-properties fo:color="#000000" loext:opacity="100%" style:text-line-through-style="none" style:text-line-through-type="none" fo:font-weight="normal" style:font-weight-asian="normal" style:font-weight-complex="normal"/>
    </style:style>
    <style:style style:name="T17" style:family="text">
      <style:text-properties fo:color="#000000" loext:opacity="100%" style:text-line-through-style="none" style:text-line-through-type="none" fo:font-weight="normal" officeooo:rsid="001c4a01" style:font-weight-asian="normal" style:font-weight-complex="normal"/>
    </style:style>
    <style:style style:name="T18" style:family="text">
      <style:text-properties fo:color="#000000" loext:opacity="100%" style:text-line-through-style="none" style:text-line-through-type="none" fo:font-weight="normal" officeooo:rsid="001dc88d" style:font-weight-asian="normal" style:font-weight-complex="normal"/>
    </style:style>
    <style:style style:name="T19" style:family="text">
      <style:text-properties fo:color="#000000" loext:opacity="100%" style:text-line-through-style="none" style:text-line-through-type="none" fo:font-weight="normal" officeooo:rsid="001fbecd" style:font-weight-asian="normal" style:font-weight-complex="normal"/>
    </style:style>
    <style:style style:name="T20" style:family="text">
      <style:text-properties fo:color="#000000" loext:opacity="100%" style:text-line-through-style="none" style:text-line-through-type="none" fo:font-weight="normal" officeooo:rsid="002121fb" style:font-weight-asian="normal" style:font-weight-complex="normal"/>
    </style:style>
    <style:style style:name="T21" style:family="text">
      <style:text-properties fo:color="#000000" loext:opacity="100%" style:text-line-through-style="none" style:text-line-through-type="none" fo:font-weight="normal" officeooo:rsid="002225f7" style:font-weight-asian="normal" style:font-weight-complex="normal"/>
    </style:style>
    <style:style style:name="T22" style:family="text">
      <style:text-properties fo:color="#000000" loext:opacity="100%" style:text-line-through-style="none" style:text-line-through-type="none" fo:font-weight="normal" officeooo:rsid="00222a00" style:font-weight-asian="normal" style:font-weight-complex="normal"/>
    </style:style>
    <style:style style:name="T23" style:family="text">
      <style:text-properties fo:color="#000000" loext:opacity="100%" style:text-line-through-style="none" style:text-line-through-type="none" fo:font-weight="normal" officeooo:rsid="0022b989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fo:font-weight="normal" officeooo:rsid="00247f09" style:font-weight-asian="normal" style:font-weight-complex="normal"/>
    </style:style>
    <style:style style:name="T25" style:family="text">
      <style:text-properties fo:color="#000000" loext:opacity="100%" style:text-line-through-style="none" style:text-line-through-type="none" fo:font-weight="normal" officeooo:rsid="0028baa0" style:font-weight-asian="normal" style:font-weight-complex="normal"/>
    </style:style>
    <style:style style:name="T26" style:family="text">
      <style:text-properties fo:color="#000000" loext:opacity="100%" style:text-line-through-style="none" style:text-line-through-type="none" fo:font-weight="normal" officeooo:rsid="00248387" style:font-weight-asian="normal" style:font-weight-complex="normal"/>
    </style:style>
    <style:style style:name="T27" style:family="text">
      <style:text-properties fo:color="#000000" loext:opacity="100%" style:text-line-through-style="none" style:text-line-through-type="none" fo:font-weight="normal" officeooo:rsid="002582bb" style:font-weight-asian="normal" style:font-weight-complex="normal"/>
    </style:style>
    <style:style style:name="T28" style:family="text">
      <style:text-properties fo:color="#000000" loext:opacity="100%" style:text-line-through-style="none" style:text-line-through-type="none" fo:font-weight="normal" officeooo:rsid="0025dc0e" style:font-weight-asian="normal" style:font-weight-complex="normal"/>
    </style:style>
    <style:style style:name="T29" style:family="text">
      <style:text-properties fo:color="#000000" loext:opacity="100%" style:text-line-through-style="none" style:text-line-through-type="none" fo:font-weight="normal" officeooo:rsid="00290346" style:font-weight-asian="normal" style:font-weight-complex="normal"/>
    </style:style>
    <style:style style:name="T30" style:family="text">
      <style:text-properties fo:color="#000000" loext:opacity="100%" style:text-line-through-style="none" style:text-line-through-type="none" fo:font-weight="normal" officeooo:rsid="002c7803" style:font-weight-asian="normal" style:font-weight-complex="normal"/>
    </style:style>
    <style:style style:name="T31" style:family="text">
      <style:text-properties fo:color="#000000" loext:opacity="100%" fo:font-size="11pt" style:text-underline-style="none" officeooo:rsid="0018f222" style:font-size-asian="11pt" style:font-size-complex="11pt"/>
    </style:style>
    <style:style style:name="T32" style:family="text">
      <style:text-properties fo:color="#000000" loext:opacity="100%" fo:font-size="11pt" style:text-underline-style="none" officeooo:rsid="002ab907" style:font-size-asian="11pt" style:font-size-complex="11pt"/>
    </style:style>
    <style:style style:name="T33" style:family="text">
      <style:text-properties style:font-size-asian="11pt"/>
    </style:style>
    <style:style style:name="T34" style:family="text">
      <style:text-properties officeooo:rsid="002ab907" style:font-size-asian="11pt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 text:c="4"/><text:span text:style-name="T33"><text:s text:c="4"/></text:span><text:span text:style-name="T34">Student Name: Gökay Gülsoy</text:span><text:span text:style-name="T33"> <text:s text:c="23"/></text:span></text:p>
      <text:p text:style-name="P2"><text:span text:style-name="T15"><text:s text:c="7"/></text:span><text:span text:style-name="T31"><text:s/></text:span><text:span text:style-name="T32">Student Number: 270201072</text:span><text:span text:style-name="T31"> </text:span><text:span text:style-name="T15"><text:s/></text:span><text:span text:style-name="T14"><text:s text:c="24"/></text:span></text:p>
      <text:p text:style-name="P38"><text:s text:c="34"/></text:p>
      <text:p text:style-name="P3"><text:span text:style-name="T13"><text:s text:c="33"/></text:span><text:span text:style-name="T9">VIRTUAL REALITY AND STIMULATION OF</text:span><text:span text:style-name="T10"> </text:span></text:p>
      <text:p text:style-name="P1"><text:span text:style-name="T10"><text:s text:c="25"/>-</text:span><text:span text:style-name="T11">TOUCH AND SMELL FOR INDUCING RELAXATION-</text:span></text:p>
      <text:p text:style-name="P5"/>
      <text:p text:style-name="P4"><text:span text:style-name="T1"><text:s text:c="27"/></text:span><text:span text:style-name="T6"><text:s/></text:span><text:span text:style-name="T7">Advent of virtual reality made it possible to mimic real-life scen</text:span><text:span text:style-name="T8">a</text:span><text:span text:style-name="T7">rios and </text:span></text:p>
      <text:p text:style-name="P7"/>
      <text:p text:style-name="P25"><text:span text:style-name="T2"><text:s text:c="6"/>environments </text:span><text:span text:style-name="T3">with the the help of 3D computer graphics aided simulations. VR has enabled </text:span></text:p>
      <text:p text:style-name="P8"/>
      <text:p text:style-name="P25"><text:span text:style-name="T3"><text:s text:c="6"/>human-being </text:span><text:span text:style-name="T4">to</text:span><text:span text:style-name="T3"> experience diverse set of environments in an artificial manner without actually </text:span></text:p>
      <text:p text:style-name="P8"/>
      <text:p text:style-name="P26"><text:span text:style-name="T3"><text:s text:c="6"/>being there, but at the same time giving the sense that they are in actual location. </text:span><text:span text:style-name="T5">Aim of the</text:span></text:p>
      <text:p text:style-name="P9"/>
      <text:p text:style-name="P9"><text:s text:c="6"/>experiment carried out was to measure how different emotions get affected by exposure to</text:p>
      <text:p text:style-name="P9"/>
      <text:p text:style-name="P9"><text:s text:c="6"/>same VR environment with stimulation of different senses.</text:p>
      <text:p text:style-name="P6"/>
      <text:p text:style-name="P26"><text:span text:style-name="T12"><text:s text:c="30"/></text:span><text:span text:style-name="T17">Experiment involved 136 participants partitioned as 84 women and 52 men,</text:span></text:p>
      <text:p text:style-name="P10"/>
      <text:p text:style-name="P27"><text:span text:style-name="T16"><text:s text:c="6"/>ages are ranging from 18 to 63 years. </text:span><text:span text:style-name="T18">Participant</text:span><text:span text:style-name="T30">s</text:span><text:span text:style-name="T18"> were subjected to three measurments. Clinical</text:span></text:p>
      <text:p text:style-name="P11"/>
      <text:p text:style-name="P12"><text:s text:c="6"/>Assessment Questionnaire, Beck Depression Inventory II, and State Trait Anxiety Inventory to</text:p>
      <text:p text:style-name="P12"/>
      <text:p text:style-name="P12"><text:s text:c="6"/>respectively to determine clinical symptoms. Participants were alloted to four different groups</text:p>
      <text:p text:style-name="P12"/>
      <text:p text:style-name="P28"><text:span text:style-name="T16"><text:s text:c="6"/>randomly. </text:span><text:span text:style-name="T19">VR environment employed in this experiment was simulating “House-of Relaxation”</text:span></text:p>
      <text:p text:style-name="P13"/>
      <text:p text:style-name="P14"><text:s text:c="6"/>a house located in meadow. In that house in order to improve MIP (mood inducing procedure)</text:p>
      <text:p text:style-name="P14"/>
      <text:p text:style-name="P14"><text:s text:c="6"/>participants can perform different actions such as adjusting the intensity of lights, changing the</text:p>
      <text:p text:style-name="P14"/>
      <text:p text:style-name="P29"><text:span text:style-name="T16"><text:s text:c="6"/>landscape to project distinct natural </text:span><text:span text:style-name="T20">conditions, modifying the color of walls and changing the </text:span></text:p>
      <text:p text:style-name="P15"/>
      <text:p text:style-name="P30"><text:span text:style-name="T16"><text:s text:c="6"/>floor type. First group was tested with only visual and hearing stimuli, second group was </text:span><text:span text:style-name="T21">tested</text:span></text:p>
      <text:p text:style-name="P16"/>
      <text:p text:style-name="P17"><text:s text:c="6"/>by adding extra tactile stimuli, third group was tested by adding olfactory stimuli instead of tactile,</text:p>
      <text:p text:style-name="P17"/>
      <text:p text:style-name="P31"><text:span text:style-name="T16"><text:s text:c="6"/>and last group was tested by adding all these stimulis (visual,hearing,tactile,olfactory). </text:span><text:span text:style-name="T22">Only the </text:span></text:p>
      <text:p text:style-name="P18"/>
      <text:p text:style-name="P19"><text:s text:c="6"/>groups for which a sense of touch was induced urged to touch an artificial grass; similarly only </text:p>
      <text:p text:style-name="P19"/>
      <text:p text:style-name="P32"><text:span text:style-name="T16"><text:s text:c="6"/>the groups in which olfactory stimulus was </text:span><text:span text:style-name="T23">utilized are given a duty to smell the lavender scent.</text:span></text:p>
      <text:p text:style-name="P20"/>
      <text:p text:style-name="P33"><text:span text:style-name="T16"><text:s text:c="6"/>All subjets watched a video with relaxing scene and selected relaxing self-statements. </text:span><text:span text:style-name="T24">As a result</text:span></text:p>
      <text:p text:style-name="P21"/>
      <text:p text:style-name="P21"><text:s text:c="6"/>of this experiment using VR-MIP to induce relaxation along with the sense of presence has an </text:p>
      <text:p text:style-name="P21"/>
      <text:p text:style-name="P34"><text:span text:style-name="T16"><text:s text:c="6"/>considerable effect on increasing relaxation levels and reducing arousal levels. Results show</text:span><text:span text:style-name="T25">ed</text:span></text:p>
      <text:p text:style-name="P21"/>
      <text:p text:style-name="P35"><text:span text:style-name="T26"><text:s text:c="6"/>substantial</text:span><text:span text:style-name="T16"> changes </text:span><text:span text:style-name="T25">for </text:span><text:span text:style-name="T26">other emotions as well (rise in joy and affective valence, decline in anxiety and</text:span></text:p>
      <text:p text:style-name="P22"/>
      <text:p text:style-name="P22"><text:s text:c="6"/>sadness).</text:p>
      <text:p text:style-name="P35"><text:span text:style-name="T26"><text:s text:c="13"/></text:span><text:span text:style-name="T16"><text:s text:c="17"/></text:span><text:span text:style-name="T26">To conclude, outputs of this experiment has ratified that “House of Relaxation” </text:span></text:p>
      <text:p text:style-name="P22"/>
      <text:p text:style-name="P36"><text:span text:style-name="T26"><text:s text:c="6"/>VR-MIP </text:span><text:span text:style-name="T16">was </text:span><text:span text:style-name="T26">e</text:span><text:span text:style-name="T16">fficient in inducing relaxation in an controlled fashion. Additionally stimulation of touch </text:span></text:p>
      <text:p text:style-name="P23"/>
      <text:p text:style-name="P23"><text:s text:c="6"/>and smell senses are capable of increasing efficency, particularly sense of touch can lead greater efficacy</text:p>
      <text:p text:style-name="P23"/>
      <text:p text:style-name="P37"><text:span text:style-name="T27"><text:s text:c="6"/>as it provides more sensorial i</text:span><text:span text:style-name="T28">nformati</text:span><text:span text:style-name="T29">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2:50:35.747311894</meta:creation-date>
    <dc:date>2023-05-25T12:57:31.463889424</dc:date>
    <meta:editing-duration>PT11M3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391" meta:character-count="2977" meta:non-whitespace-character-count="2212"/>
  </office:meta>
</office:document-meta>
</file>